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15d0" officeooo:paragraph-rsid="001015d0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line-height="100%" fo:text-align="center" style:justify-single-word="false"/>
      <style:text-properties fo:color="#000000" fo:font-size="22pt" fo:font-weight="normal" officeooo:rsid="0012f61c" officeooo:paragraph-rsid="0012f61c" style:font-size-asian="22pt" style:font-weight-asian="normal" style:font-size-complex="22pt" style:font-weight-complex="normal"/>
    </style:style>
    <style:style style:name="P3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15d0" officeooo:paragraph-rsid="001015d0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line-height="100%" fo:text-align="center" style:justify-single-word="false"/>
      <style:text-properties fo:color="#000000" fo:font-size="10pt" fo:font-weight="normal" officeooo:rsid="0012f61c" officeooo:paragraph-rsid="0012f61c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15d0" officeooo:paragraph-rsid="001015d0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line-height="100%" fo:text-align="center" style:justify-single-word="false"/>
      <style:text-properties fo:color="#000000" fo:font-size="13pt" fo:font-weight="normal" officeooo:rsid="001015d0" officeooo:paragraph-rsid="00185c1b" style:font-size-asian="13pt" style:font-weight-asian="normal" style:font-size-complex="13pt" style:font-weight-complex="normal"/>
    </style:style>
    <style:style style:name="P7" style:family="paragraph" style:parent-style-name="Standard" style:master-page-name="Standard">
      <style:paragraph-properties fo:line-height="100%" fo:text-align="center" style:justify-single-word="false" style:page-number="auto"/>
      <style:text-properties fo:color="#000000" fo:font-size="12pt" fo:font-weight="normal" officeooo:rsid="001015d0" officeooo:paragraph-rsid="00185c1b" style:font-size-asian="12pt" style:font-weight-asian="normal" style:font-size-complex="12pt" style:font-weight-complex="normal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font-size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185c1b" style:font-size-asian="10pt" style:font-size-complex="10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4pt" officeooo:rsid="00148c5c" style:font-size-asian="24pt" style:font-size-complex="24pt"/>
    </style:style>
    <style:style style:name="T5" style:family="text">
      <style:text-properties fo:font-size="10pt"/>
    </style:style>
    <style:style style:name="gr1" style:family="graphic">
      <style:graphic-properties svg:stroke-color="#000000" draw:fill="none" draw:textarea-vertical-align="middle" draw:auto-grow-height="false" fo:min-height="6.745cm" fo:min-width="0.22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3">O Lugar</text:span><text:tab/><text:tab/><text:span text:style-name="T1">Pr. Luca</text:span><text:span text:style-name="T2">s</text:span></text:p>
      <text:p text:style-name="P1">Hoje Eu fui te procurar naquele lugar</text:p>
      <text:p text:style-name="P1">Onde você me chamava de Pai</text:p>
      <text:p text:style-name="P1">Esperei com tudo o que me pediu</text:p>
      <text:p text:style-name="P1">Mas você não foi. Onde é que você está?</text:p>
      <text:p text:style-name="P1"><draw:custom-shape text:anchor-type="paragraph" draw:z-index="0" draw:style-name="gr1" draw:text-style-name="P8" svg:width="0.318cm" svg:height="6.744cm" svg:x="11.89cm" svg:y="0.36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1">Já não ouço mais a sua voz</text:p>
      <text:p text:style-name="P1">Você não tem mais tempo para vir aqui</text:p>
      <text:p text:style-name="P1">Tá tão ocupado com as suas coisas</text:p>
      <text:p text:style-name="P1">Que se esqueceu de Mim</text:p>
      <text:p text:style-name="P1">Mas se precisar de um ombro pra chorar</text:p>
      <text:p text:style-name="P1"><draw:frame text:anchor-type="paragraph" draw:z-index="1" draw:style-name="gr2" draw:text-style-name="P9" svg:width="1.059cm" svg:height="0.408cm" svg:x="12.446cm" svg:y="0.381cm"><draw:text-box><text:p><text:span text:style-name="T5">2x</text:span></text:p></draw:text-box></draw:frame>Ainda Vou estar naquele lugar</text:p>
      <text:p text:style-name="P1">Onde você buscava e Eu ia te encontrar, Meu filho</text:p>
      <text:p text:style-name="P1"/>
      <text:p text:style-name="P1">No santo lugar eu quero te encontrar</text:p>
      <text:p text:style-name="P1">Sarar suas feridas e te perdoar</text:p>
      <text:p text:style-name="P1">Lá naquela cruz morri em seu lugar</text:p>
      <text:p text:style-name="P1">Filho, nada irá me impedir de te amar</text:p>
      <text:p text:style-name="P1"/>
      <text:p text:style-name="P1">Filho, Eu dei minha vida por você</text:p>
      <text:p text:style-name="P1">E Eu não te fiz para viver assim tão longe, Meu filho</text:p>
      <text:p text:style-name="P1">Filho, Eu inspirei o compositor</text:p>
      <text:p text:style-name="P1">Pus essa canção nos lábios do cantor</text:p>
      <text:p text:style-name="P1">Só pra te dizer, te amo</text:p>
      <text:p text:style-name="P1"/>
      <text:p text:style-name="P1">Amo você, filho, amo você</text:p>
      <text:p text:style-name="P1">Amo você, Meu filho amado, amo você</text:p>
      <text:p text:style-name="P1"/>
      <text:p text:style-name="P1">Amo você</text:p>
      <text:p text:style-name="P1">Amo você (Meu filho, Meu filho)</text:p>
      <text:p text:style-name="P1">Amo você (te amo tanto, eu te amo tanto, Meu filho)</text:p>
      <text:p text:style-name="P1">Amo você</text:p>
      <text:p text:style-name="P1"/>
      <text:p text:style-name="P1">No santo lugar eu quero te encontrar</text:p>
      <text:p text:style-name="P1">Sarar suas feridas e te perdoar</text:p>
      <text:p text:style-name="P1">Lá naquela cruz morri em seu lugar</text:p>
      <text:p text:style-name="P1">Filho, nada irá me impedir de te amar</text:p>
      <text:p text:style-name="P7"><text:span text:style-name="T3">O Lugar</text:span><text:tab/><text:tab/><text:span text:style-name="T1">Pr. Luca</text:span><text:span text:style-name="T2">s</text:span></text:p>
      <text:p text:style-name="P6">Hoje Eu fui te procurar naquele lugar</text:p>
      <text:p text:style-name="P6">Onde você me chamava de Pai</text:p>
      <text:p text:style-name="P6">Esperei com tudo o que me pediu</text:p>
      <text:p text:style-name="P6">Mas você não foi. Onde é que você está?</text:p>
      <text:p text:style-name="P6"><draw:custom-shape text:anchor-type="paragraph" draw:z-index="2" draw:style-name="gr1" draw:text-style-name="P8" svg:width="0.318cm" svg:height="6.744cm" svg:x="11.89cm" svg:y="0.369cm"><text:p/><draw:enhanced-geometry svg:viewBox="0 0 21600 21600" draw:mirror-horizontal="false" draw:mirror-vertical="false" draw:glue-points="0 0 0 21600 21600 10800" draw:text-areas="0 ?f3 15150 ?f4" draw:type="right-bracket" draw:modifiers="0" draw:enhanced-path="M 0 0 C 10800 0 21600 ?f3 21600 ?f1 L 21600 ?f2 C 21600 ?f4 10800 21600 0 21600 N"><draw:equation draw:name="f0" draw:formula="$0 /2"/><draw:equation draw:name="f1" draw:formula="top+$0 "/><draw:equation draw:name="f2" draw:formula="bottom-$0 "/><draw:equation draw:name="f3" draw:formula="top+?f0 "/><draw:equation draw:name="f4" draw:formula="bottom-?f0 "/><draw:handle draw:handle-position="right $0" draw:handle-range-y-minimum="0" draw:handle-range-y-maximum="10800"/></draw:enhanced-geometry></draw:custom-shape></text:p>
      <text:p text:style-name="P6">Já não ouço mais a sua voz</text:p>
      <text:p text:style-name="P6">Você não tem mais tempo para vir aqui</text:p>
      <text:p text:style-name="P6">Tá tão ocupado com as suas coisas</text:p>
      <text:p text:style-name="P6">Que se esqueceu de Mim</text:p>
      <text:p text:style-name="P6">Mas se precisar de um ombro pra chorar</text:p>
      <text:p text:style-name="P6"><draw:frame text:anchor-type="paragraph" draw:z-index="3" draw:style-name="gr2" draw:text-style-name="P9" svg:width="1.059cm" svg:height="0.408cm" svg:x="12.446cm" svg:y="0.381cm"><draw:text-box><text:p><text:span text:style-name="T5">2x</text:span></text:p></draw:text-box></draw:frame>Ainda Vou estar naquele lugar</text:p>
      <text:p text:style-name="P6">Onde você buscava e Eu ia te encontrar, Meu filho</text:p>
      <text:p text:style-name="P6"/>
      <text:p text:style-name="P6">No santo lugar eu quero te encontrar</text:p>
      <text:p text:style-name="P6">Sarar suas feridas e te perdoar</text:p>
      <text:p text:style-name="P6">Lá naquela cruz morri em seu lugar</text:p>
      <text:p text:style-name="P6">Filho, nada irá me impedir de te amar</text:p>
      <text:p text:style-name="P6"/>
      <text:p text:style-name="P6">Filho, Eu dei minha vida por você</text:p>
      <text:p text:style-name="P6">E Eu não te fiz para viver assim tão longe, Meu filho</text:p>
      <text:p text:style-name="P6">Filho, Eu inspirei o compositor</text:p>
      <text:p text:style-name="P6">Pus essa canção nos lábios do cantor</text:p>
      <text:p text:style-name="P6">Só pra te dizer, te amo</text:p>
      <text:p text:style-name="P6"/>
      <text:p text:style-name="P6">Amo você, filho, amo você</text:p>
      <text:p text:style-name="P6">Amo você, Meu filho amado, amo você</text:p>
      <text:p text:style-name="P6"/>
      <text:p text:style-name="P6">Amo você</text:p>
      <text:p text:style-name="P6">Amo você (Meu filho, Meu filho)</text:p>
      <text:p text:style-name="P6">Amo você (te amo tanto, eu te amo tanto, Meu filho)</text:p>
      <text:p text:style-name="P6">Amo você</text:p>
      <text:p text:style-name="P6"/>
      <text:p text:style-name="P6">No santo lugar eu quero te encontrar</text:p>
      <text:p text:style-name="P6">Sarar suas feridas e te perdoar</text:p>
      <text:p text:style-name="P6">Lá naquela cruz morri em seu lugar</text:p>
      <text:p text:style-name="P6">Filho, nada irá me impedir de te ama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pt" fo:country="BR" style:letter-kerning="true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writing-mode="lr-tb"/>
      <style:text-properties fo:color="#00000a" style:font-name="Liberation Serif" fo:font-family="'Liberation Serif'" style:font-family-generic="roman" style:font-pitch="variable" fo:font-size="12pt" fo:language="pt" fo:country="BR" style:font-name-asian="Droid Sans Fallback" style:font-family-asian="'Droid Sans Fallback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 style:layout-grid-color="#c0c0c0" style:layout-grid-lines="47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columns fo:column-count="2" fo:column-gap="0cm">
          <style:column-sep style:width="0.009cm" style:color="#000000" style:height="100%" style:style="dashed" style:vertical-align="middle"/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line-style="none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6T11:37:39</meta:creation-date>
    <dc:language>pt-BR</dc:language>
    <dc:date>2017-07-23T16:29:07.681401954</dc:date>
    <meta:editing-cycles>17</meta:editing-cycles>
    <meta:editing-duration>PT23M5S</meta:editing-duration>
    <meta:generator>LibreOffice/5.2.7.2$Linux_X86_64 LibreOffice_project/20m0$Build-2</meta:generator>
    <meta:print-date>2017-07-12T21:32:00.475661565</meta:print-date>
    <meta:document-statistic meta:table-count="0" meta:image-count="0" meta:object-count="0" meta:page-count="1" meta:paragraph-count="62" meta:word-count="418" meta:character-count="1992" meta:non-whitespace-character-count="1634"/>
  </office:meta>
</office:document-meta>
</file>